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JetBrains Mono" svg:font-family="'JetBrains Mono', 'Droid Sans Mono', monospace, monospace, 'Droid Sans Fallback', 'Droid Sans Mono', monospace, monospace, 'Droid Sans Fallback'"/>
    <style:font-face style:name="Lohit Devanagari1" svg:font-family="'Lohit Devanagari'"/>
    <style:font-face style:name="apple-system" svg:font-family="apple-system, BlinkMacSystemFont, 'Segoe UI', Helvetica, Arial, sans-serif, 'Apple Color Emoji', 'Segoe UI Emoji', 'Segoe UI Symbol'"/>
    <style:font-face style:name="Vazir" svg:font-family="Vaz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writing-mode="rl-tb"/>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writing-mode="rl-tb"/>
      <style:text-properties officeooo:rsid="000ec716" officeooo:paragraph-rsid="000ec716" style:font-name-complex="Vazir"/>
    </style:style>
    <style:style style:name="P2" style:family="paragraph" style:parent-style-name="Standard">
      <style:paragraph-properties fo:text-align="end" style:justify-single-word="false" style:writing-mode="rl-tb"/>
      <style:text-properties fo:font-weight="bold" officeooo:rsid="000ec716" officeooo:paragraph-rsid="000ec716" style:font-weight-asian="bold" style:font-name-complex="Vazir" style:font-weight-complex="bold"/>
    </style:style>
    <style:style style:name="P3" style:family="paragraph" style:parent-style-name="Standard">
      <style:paragraph-properties fo:text-align="start" style:justify-single-word="false" style:writing-mode="rl-tb"/>
      <style:text-properties fo:font-weight="bold" officeooo:rsid="000ec716" officeooo:paragraph-rsid="000ec716" style:font-weight-asian="bold" style:font-name-complex="Vazir" style:font-weight-complex="bold"/>
    </style:style>
    <style:style style:name="P4" style:family="paragraph" style:parent-style-name="Standard">
      <style:paragraph-properties fo:text-align="start" style:justify-single-word="false" style:writing-mode="rl-tb"/>
      <style:text-properties fo:font-weight="bold" officeooo:rsid="00180e9b" officeooo:paragraph-rsid="00180e9b" style:font-weight-asian="bold" style:font-name-complex="Vazir" style:font-weight-complex="bold"/>
    </style:style>
    <style:style style:name="P5" style:family="paragraph" style:parent-style-name="Standard">
      <style:paragraph-properties fo:text-align="start" style:justify-single-word="false" style:writing-mode="rl-tb"/>
      <style:text-properties fo:font-size="10pt" fo:font-weight="normal" officeooo:rsid="00180e9b" officeooo:paragraph-rsid="00180e9b" style:font-size-asian="8.75pt" style:font-weight-asian="normal" style:font-name-complex="Vazir" style:font-size-complex="10pt" style:font-weight-complex="normal"/>
    </style:style>
    <style:style style:name="P6" style:family="paragraph" style:parent-style-name="Standard">
      <style:paragraph-properties fo:text-align="start" style:justify-single-word="false" style:writing-mode="rl-tb"/>
      <style:text-properties fo:font-size="10pt" officeooo:rsid="000ec716" officeooo:paragraph-rsid="000ec716" style:font-size-asian="8.75pt" style:font-name-complex="Vazir" style:font-size-complex="10pt"/>
    </style:style>
    <style:style style:name="P7" style:family="paragraph" style:parent-style-name="Standard">
      <style:paragraph-properties fo:text-align="start" style:justify-single-word="false" style:writing-mode="rl-tb"/>
      <style:text-properties fo:font-variant="normal" fo:text-transform="none" fo:color="#c9211e" loext:opacity="100%" style:font-name="Vazir" fo:font-size="8pt" fo:letter-spacing="normal" fo:font-style="normal" fo:font-weight="normal" officeooo:rsid="00180e9b" officeooo:paragraph-rsid="00180e9b" style:font-size-asian="8pt" style:font-weight-asian="normal" style:font-name-complex="Vazir" style:font-size-complex="8pt" style:font-weight-complex="normal"/>
    </style:style>
    <style:style style:name="P8" style:family="paragraph" style:parent-style-name="Standard">
      <style:paragraph-properties fo:text-align="end" style:justify-single-word="false" style:writing-mode="rl-tb"/>
      <style:text-properties fo:font-size="7pt" fo:font-weight="normal" officeooo:rsid="000ec7ec" officeooo:paragraph-rsid="000ec7ec" style:font-size-asian="7pt" style:font-weight-asian="normal" style:font-name-complex="Vazir" style:font-size-complex="7pt" style:font-weight-complex="normal"/>
    </style:style>
    <style:style style:name="P9" style:family="paragraph" style:parent-style-name="Standard">
      <style:paragraph-properties fo:text-align="end" style:justify-single-word="false" style:writing-mode="rl-tb"/>
      <style:text-properties fo:font-size="7pt" fo:font-weight="normal" officeooo:rsid="0010e70d" officeooo:paragraph-rsid="0010e70d" style:font-size-asian="7pt" style:font-weight-asian="normal" style:font-name-complex="Vazir" style:font-size-complex="7pt" style:font-weight-complex="normal"/>
    </style:style>
    <style:style style:name="P10" style:family="paragraph" style:parent-style-name="Standard">
      <style:paragraph-properties fo:text-align="center" style:justify-single-word="false" style:writing-mode="rl-tb"/>
      <style:text-properties style:font-name="Vazir" fo:font-size="15pt" fo:font-weight="bold" officeooo:rsid="00180e9b" officeooo:paragraph-rsid="00180e9b" style:font-size-asian="15pt" style:font-weight-asian="bold" style:font-name-complex="Vazir" style:font-size-complex="15pt" style:font-weight-complex="bold"/>
    </style:style>
    <style:style style:name="P11" style:family="paragraph" style:parent-style-name="Standard">
      <style:paragraph-properties fo:text-align="start" style:justify-single-word="false" style:writing-mode="lr-tb"/>
      <style:text-properties style:font-name="Vazir" fo:font-size="6pt" fo:font-weight="normal" officeooo:rsid="000ec716" officeooo:paragraph-rsid="000ec716" style:font-size-asian="6pt" style:font-weight-asian="normal" style:font-name-complex="Vazir" style:font-size-complex="6pt" style:font-weight-complex="normal"/>
    </style:style>
    <style:style style:name="P12" style:family="paragraph" style:parent-style-name="Standard">
      <style:paragraph-properties fo:text-align="start" style:justify-single-word="false" style:writing-mode="lr-tb"/>
      <style:text-properties style:font-name="Vazir" fo:font-size="5pt" fo:font-weight="normal" officeooo:rsid="000ec716" officeooo:paragraph-rsid="000ec716" style:font-size-asian="5pt" style:font-weight-asian="normal" style:font-name-complex="Vazir" style:font-size-complex="5pt" style:font-weight-complex="normal"/>
    </style:style>
    <style:style style:name="P13" style:family="paragraph" style:parent-style-name="Table_20_Contents">
      <style:paragraph-properties fo:text-align="center" style:justify-single-word="false"/>
      <style:text-properties fo:font-size="7pt" officeooo:rsid="001bb949" officeooo:paragraph-rsid="001bb949" style:font-size-asian="7pt" style:font-name-complex="Vazir" style:font-size-complex="7pt"/>
    </style:style>
    <style:style style:name="P14" style:family="paragraph" style:parent-style-name="Table_20_Contents">
      <style:paragraph-properties fo:text-align="center" style:justify-single-word="false"/>
      <style:text-properties fo:font-size="7pt" style:font-size-asian="7pt" style:font-name-complex="Vazir" style:font-size-complex="7pt"/>
    </style:style>
    <style:style style:name="P15" style:family="paragraph" style:parent-style-name="Table_20_Contents">
      <style:paragraph-properties fo:text-align="center" style:justify-single-word="false"/>
      <style:text-properties fo:font-size="7pt" fo:font-weight="bold" officeooo:rsid="001bb949" officeooo:paragraph-rsid="001bb949" style:font-size-asian="7pt" style:font-weight-asian="bold" style:font-name-complex="Vazir" style:font-size-complex="7pt" style:font-weight-complex="bold"/>
    </style:style>
    <style:style style:name="P16" style:family="paragraph" style:parent-style-name="Table_20_Contents">
      <style:paragraph-properties fo:text-align="center" style:justify-single-word="false" style:writing-mode="lr-tb"/>
      <style:text-properties fo:font-size="7pt" fo:font-weight="bold" officeooo:rsid="001bb949" officeooo:paragraph-rsid="001bb949" style:font-size-asian="7pt" style:font-weight-asian="bold" style:font-name-complex="Vazir" style:font-size-complex="7pt" style:font-weight-complex="bold"/>
    </style:style>
    <style:style style:name="T1" style:family="text">
      <style:text-properties officeooo:rsid="000ff05c"/>
    </style:style>
    <style:style style:name="T2" style:family="text">
      <style:text-properties officeooo:rsid="0011c6db"/>
    </style:style>
    <style:style style:name="T3" style:family="text">
      <style:text-properties officeooo:rsid="0013c34f"/>
    </style:style>
    <style:style style:name="T4" style:family="text">
      <style:text-properties officeooo:rsid="00168a73"/>
    </style:style>
    <style:style style:name="T5" style:family="text">
      <style:text-properties officeooo:rsid="00180e9b"/>
    </style:style>
    <style:style style:name="T6" style:family="text">
      <style:text-properties officeooo:rsid="0019edd7"/>
    </style:style>
    <style:style style:name="T7" style:family="text">
      <style:text-properties style:font-name="Vazir" officeooo:rsid="0019edd7"/>
    </style:style>
    <style:style style:name="T8" style:family="text">
      <style:text-properties fo:color="#00a933" loext:opacity="100%" style:font-name="Vazir" officeooo:rsid="0019edd7"/>
    </style:style>
    <style:style style:name="T9" style:family="text">
      <style:text-properties fo:color="#00a933" loext:opacity="100%" style:font-name="Vazir" fo:font-size="7pt" officeooo:rsid="0019edd7" style:font-size-asian="7pt" style:font-size-complex="7pt"/>
    </style:style>
    <style:style style:name="T10"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he CryptoCurrency GPU mining inside the Filcoin Lotus Worker servers</text:p>
      <text:p text:style-name="P1"/>
      <text:p text:style-name="P1"/>
      <text:p text:style-name="P4">Abstract</text:p>
      <text:p text:style-name="P2"/>
      <text:p text:style-name="P8">برای استخراج سایر ارزها در کنار فایل کوین نیازمند <text:span text:style-name="T1">مانیتورینگ</text:span> پروسس هایی که از GPU برای پردازش استفاده می کند است. ابزاری به نام nvidia-smi که توسط <text:span text:style-name="T1">تیم توسعه Nvidia توسعه یافته قابلیت مانیتورینگ کارت </text:span><text:span text:style-name="T3">های</text:span><text:span text:style-name="T1"> گرافیگ را ارائه می دهد.</text:span></text:p>
      <text:p text:style-name="P8"/>
      <text:p text:style-name="P9">با استفاده از ابزار nvidia-smi ما می توانیم آیدی پروسس (PID) Lotus در حال پردازش با گرافیگ است را <text:span text:style-name="T2">بیابیم</text:span> و با استفاده از ابزاری که توسعه می دهیم وضعیت پروسس Lotus <text:span text:style-name="T4">را </text:span>بصورت Real-time <text:span text:style-name="T3">زیر نظر داشته باشیم, و زمانیکه پروسس Lotus کارش با گرافیگ اتمام رسید ابزار ماینر دوم را برای پردازش اجرا کرده تا اقدام به ماین کردن با کارت گرافیگ را تا زمانیکه پروسس Lotus نیاز پردازش گرافیگی ندارد انجام دهد و پس از شروع پردازش گرافیگی پروسس Lotus ابزار ماینر متوقف یا اینکه در پایین ترین اولویت قرارداده و مصرف GPU پروسس Lotus نسبت به پروسس ابزار ماینر به نسبت 99 به 1 درصد شود.</text:span></text:p>
      <text:p text:style-name="P1"/>
      <text:p text:style-name="P3">Top CryptoCurrency support GPU mining</text:p>
      <text:p text:style-name="P1"/>
      <table:table table:name="Table1" table:style-name="Table1">
        <table:table-column table:style-name="Table1.A" table:number-columns-repeated="5"/>
        <table:table-row table:style-name="TableLine94739850338016">
          <table:table-cell table:style-name="Table1.A1" office:value-type="string">
            <text:p text:style-name="P15">CPU</text:p>
          </table:table-cell>
          <table:table-cell table:style-name="Table1.A1" office:value-type="string">
            <text:p text:style-name="P15">GPU</text:p>
          </table:table-cell>
          <table:table-cell table:style-name="Table1.A1" office:value-type="string">
            <text:p text:style-name="P15">Hash Function</text:p>
          </table:table-cell>
          <table:table-cell table:style-name="Table1.A1" office:value-type="string">
            <text:p text:style-name="P15">Algorithm</text:p>
          </table:table-cell>
          <table:table-cell table:style-name="Table1.E1" office:value-type="string">
            <text:p text:style-name="P16">Crypto</text:p>
          </table:table-cell>
        </table:table-row>
        <table:table-row table:style-name="TableLine94739850338016">
          <table:table-cell table:style-name="Table1.A2" office:value-type="string">
            <text:p text:style-name="P13">Yes</text:p>
          </table:table-cell>
          <table:table-cell table:style-name="Table1.A2" office:value-type="string">
            <text:p text:style-name="P13">Yes</text:p>
          </table:table-cell>
          <table:table-cell table:style-name="Table1.A2" office:value-type="string">
            <text:p text:style-name="P14">Double SHA-256</text:p>
          </table:table-cell>
          <table:table-cell table:style-name="Table1.A2" office:value-type="string">
            <text:p text:style-name="P13">SHA-256</text:p>
          </table:table-cell>
          <table:table-cell table:style-name="Table1.E2" office:value-type="string">
            <text:p text:style-name="P13">Bitcoin</text:p>
          </table:table-cell>
        </table:table-row>
        <table:table-row table:style-name="TableLine94739850338016">
          <table:table-cell table:style-name="Table1.A2" office:value-type="string">
            <text:p text:style-name="P13">Yes</text:p>
          </table:table-cell>
          <table:table-cell table:style-name="Table1.A2" office:value-type="string">
            <text:p text:style-name="P13">Yes</text:p>
          </table:table-cell>
          <table:table-cell table:style-name="Table1.A2" office:value-type="string">
            <text:p text:style-name="P14">Keccak-256</text:p>
          </table:table-cell>
          <table:table-cell table:style-name="Table1.A2" office:value-type="string">
            <text:p text:style-name="P14">Ethash</text:p>
          </table:table-cell>
          <table:table-cell table:style-name="Table1.E2" office:value-type="string">
            <text:p text:style-name="P13">Ethereum</text:p>
          </table:table-cell>
        </table:table-row>
        <table:table-row table:style-name="TableLine94739850338016">
          <table:table-cell table:style-name="Table1.A2" office:value-type="string">
            <text:p text:style-name="P13">Yes</text:p>
          </table:table-cell>
          <table:table-cell table:style-name="Table1.A2" office:value-type="string">
            <text:p text:style-name="P13">Yes</text:p>
          </table:table-cell>
          <table:table-cell table:style-name="Table1.A2" office:value-type="string">
            <text:p text:style-name="P14">Proof-of-Work</text:p>
          </table:table-cell>
          <table:table-cell table:style-name="Table1.A2" office:value-type="string">
            <text:p text:style-name="P14">RandomX</text:p>
          </table:table-cell>
          <table:table-cell table:style-name="Table1.E2" office:value-type="string">
            <text:p text:style-name="P13">Monero</text:p>
          </table:table-cell>
        </table:table-row>
        <table:table-row table:style-name="TableLine94739850338016">
          <table:table-cell table:style-name="Table1.A2" office:value-type="string">
            <text:p text:style-name="P13">Yes</text:p>
          </table:table-cell>
          <table:table-cell table:style-name="Table1.A2" office:value-type="string">
            <text:p text:style-name="P13">Yes</text:p>
          </table:table-cell>
          <table:table-cell table:style-name="Table1.A2" office:value-type="string">
            <text:p text:style-name="P14">zk-SNARKs</text:p>
          </table:table-cell>
          <table:table-cell table:style-name="Table1.A2" office:value-type="string">
            <text:p text:style-name="P14">Equihash</text:p>
          </table:table-cell>
          <table:table-cell table:style-name="Table1.E2" office:value-type="string">
            <text:p text:style-name="P13">ZCash</text:p>
          </table:table-cell>
        </table:table-row>
        <table:table-row table:style-name="TableLine94739850338016">
          <table:table-cell table:style-name="Table1.A2" office:value-type="string">
            <text:p text:style-name="P13">Yes</text:p>
          </table:table-cell>
          <table:table-cell table:style-name="Table1.A2" office:value-type="string">
            <text:p text:style-name="P13">Yes</text:p>
          </table:table-cell>
          <table:table-cell table:style-name="Table1.A2" office:value-type="string">
            <text:p text:style-name="P14">Zhash</text:p>
          </table:table-cell>
          <table:table-cell table:style-name="Table1.A2" office:value-type="string">
            <text:p text:style-name="P14">Equihash</text:p>
          </table:table-cell>
          <table:table-cell table:style-name="Table1.E2" office:value-type="string">
            <text:p text:style-name="P13">Bitcoin Gold</text:p>
          </table:table-cell>
        </table:table-row>
        <table:table-row table:style-name="TableLine94739850338016">
          <table:table-cell table:style-name="Table1.A2" office:value-type="string">
            <text:p text:style-name="P13">Yes</text:p>
          </table:table-cell>
          <table:table-cell table:style-name="Table1.A2" office:value-type="string">
            <text:p text:style-name="P13">Yes</text:p>
          </table:table-cell>
          <table:table-cell table:style-name="Table1.A2" office:value-type="string">
            <text:p text:style-name="P14">Proof-of-Work</text:p>
          </table:table-cell>
          <table:table-cell table:style-name="Table1.A2" office:value-type="string">
            <text:p text:style-name="P14">KAWPOW</text:p>
          </table:table-cell>
          <table:table-cell table:style-name="Table1.E2" office:value-type="string">
            <text:p text:style-name="P13">RavenCoin</text:p>
          </table:table-cell>
        </table:table-row>
      </table:table>
      <text:p text:style-name="P6"/>
      <text:p text:style-name="P1"/>
      <text:p text:style-name="P3"><text:span text:style-name="T5">Best </text:span>GPU mining tools</text:p>
      <text:p text:style-name="P11"/>
      <text:p text:style-name="P12">1. <text:span text:style-name="T10">Claymore</text:span></text:p>
      <text:p text:style-name="P12"/>
      <text:p text:style-name="P12">https://claymoredualminer.com/</text:p>
      <text:p text:style-name="P12"/>
      <text:p text:style-name="P12">2. <text:span text:style-name="T10">Xmrig Miner</text:span></text:p>
      <text:p text:style-name="P12"/>
      <text:p text:style-name="P12">https://xmrig.com</text:p>
      <text:p text:style-name="P12"/>
      <text:p text:style-name="P12">3. <text:span text:style-name="T10">NanoMiner</text:span></text:p>
      <text:p text:style-name="P12"/>
      <text:p text:style-name="P12">https://github.com/nanopool/nanominer</text:p>
      <text:p text:style-name="P12"/>
      <text:p text:style-name="P12">4. <text:span text:style-name="T10">NBMiner</text:span></text:p>
      <text:p text:style-name="P12"/>
      <text:p text:style-name="P12">https://github.com/NebuTech/NBMiner</text:p>
      <text:p text:style-name="P12"/>
      <text:p text:style-name="P12">5. <text:span text:style-name="T10">T-Rex Miner</text:span></text:p>
      <text:p text:style-name="P12"/>
      <text:p text:style-name="P12">https://github.com/trexminer/T-Rex</text:p>
      <text:p text:style-name="P12"/>
      <text:p text:style-name="P12">6. <text:span text:style-name="T10">PhoenixMiner Miner</text:span></text:p>
      <text:p text:style-name="P12"/>
      <text:p text:style-name="P12">https://phoenixminer.org/</text:p>
      <text:p text:style-name="P12"/>
      <text:p text:style-name="P12">7. <text:span text:style-name="T10">GMiner</text:span></text:p>
      <text:p text:style-name="P12"/>
      <text:p text:style-name="P12">https://github.com/develsoftware/GMinerRelease</text:p>
      <text:p text:style-name="P11"/>
      <text:p text:style-name="P4">Test Case</text:p>
      <text:p text:style-name="P2"/>
      <text:p text:style-name="P7">Remote server with Nvidia GPU is required</text:p>
      <text:p text:style-name="P1"/>
      <text:p text:style-name="P4">Solution</text:p>
      <text:p text:style-name="P2"/>
      <text:p text:style-name="P5"><text:span text:style-name="T9">After test case</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JetBrains Mono" svg:font-family="'JetBrains Mono', 'Droid Sans Mono', monospace, monospace, 'Droid Sans Fallback', 'Droid Sans Mono', monospace, monospace, 'Droid Sans Fallback'"/>
    <style:font-face style:name="Lohit Devanagari1" svg:font-family="'Lohit Devanagari'"/>
    <style:font-face style:name="apple-system" svg:font-family="apple-system, BlinkMacSystemFont, 'Segoe UI', Helvetica, Arial, sans-serif, 'Apple Color Emoji', 'Segoe UI Emoji', 'Segoe UI Symbol'"/>
    <style:font-face style:name="Vazir" svg:font-family="Vaz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5P0" style:volatile="true">
      <number:currency-symbol number:language="en" number:country="US">$</number:currency-symbol>
      <number:number number:decimal-places="2" number:min-decimal-places="0"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05P0"/>
    </number:currency-style>
    <number:number-style style:name="N106P0" style:volatile="true">
      <number:number number:decimal-places="0" number:min-decimal-places="0" number:min-integer-digits="1" number:grouping="true"/>
      <number:text>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number-style style:name="N107P0" style:volatile="true">
      <number:number number:decimal-places="2" number:min-decimal-places="2" number:min-integer-digits="1" number:grouping="true"/>
      <number:text>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8">
      <number:scientific-number number:decimal-places="2" number:min-decimal-places="2" number:min-integer-digits="1" number:min-exponent-digits="2" number:exponent-interval="3" number:forced-exponent-sign="true"/>
    </number:number-style>
    <number:currency-style style:name="N10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0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09P0"/>
    </number:currency-style>
    <number:currency-style style:name="N11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0P0"/>
    </number:currency-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date-style style:name="N116">
      <number:month number:calendar="jewish" number:style="long" number:textual="true"/>
      <number:text> </number:text>
      <number:day number:calendar="jewish"/>
      <number:text> </number:text>
      <number:year number:calendar="jewish" number:style="long"/>
    </number:date-style>
    <number:date-style style:name="N117">
      <number:day number:calendar="jewish"/>
      <number:text> </number:text>
      <number:month number:calendar="jewish" number:style="long" number:textual="true"/>
    </number:date-style>
    <number:date-style style:name="N118">
      <number:month number:calendar="jewish" number:style="long" number:textual="true"/>
      <number:text> </number:text>
      <number:day number:calendar="jewish"/>
    </number:date-style>
    <number:date-style style:name="N119">
      <number:month number:calendar="jewish" number:style="long" number:textual="true"/>
      <number:text> </number:text>
      <number:year number:calendar="jewish" number:style="long"/>
    </number:date-style>
    <number:date-style style:name="N120">
      <number:month number:calendar="jewish" number:style="long" number:textual="true"/>
    </number:date-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8T13:28:23.278010063</meta:creation-date>
    <dc:date>2021-09-28T14:09:06.108354526</dc:date>
    <meta:editing-duration>PT30M27S</meta:editing-duration>
    <meta:editing-cycles>12</meta:editing-cycles>
    <meta:generator>LibreOffice/7.1.6.2.0$Linux_X86_64 LibreOffice_project/10$Build-2</meta:generator>
    <meta:document-statistic meta:table-count="1" meta:image-count="0" meta:object-count="0" meta:page-count="1" meta:paragraph-count="59" meta:word-count="246" meta:character-count="1535" meta:non-whitespace-character-count="1347"/>
  </office:meta>
</office:document-meta>
</file>